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82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В первом окне нажмите любую кнопку. Откроется окно с первым уровнем. Хождение на WASD, интеракция с предметами на кнопку E. После прохождения первого уровня откроется второй. После его прохождения откроется окно с итоговым счетом(максимально три, если вы пройдете все уровни), но если вы закроете одно из окон с уровнем, то все равно откроется окно с итоговым счетом, который вы успели набра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0T19:53:37.274861913</meta:creation-date>
    <dc:date>2024-01-10T20:04:36.970481058</dc:date>
    <meta:editing-duration>PT11M6S</meta:editing-duration>
    <meta:editing-cycles>1</meta:editing-cycles>
    <meta:document-statistic meta:table-count="0" meta:image-count="0" meta:object-count="0" meta:page-count="1" meta:paragraph-count="1" meta:word-count="61" meta:character-count="395" meta:non-whitespace-character-count="334"/>
    <meta:generator>LibreOffice/6.0.7.3$Linux_X86_64 LibreOffice_project/00m0$Build-3</meta:generator>
  </office:meta>
</office:document-meta>
</file>